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" svg:font-family="Times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494cm"/>
      <style:text-properties fo:color="#000000" style:font-name="Times" fo:font-size="14pt" fo:letter-spacing="normal" fo:font-weight="bold" style:font-size-asian="14pt" style:font-size-complex="14pt"/>
    </style:style>
    <style:style style:name="P2" style:family="paragraph" style:parent-style-name="Standard">
      <style:paragraph-properties style:line-height-at-least="0.564cm"/>
      <style:text-properties fo:color="#000000" style:font-name="Times" fo:font-size="14pt" fo:letter-spacing="normal" fo:font-weight="bold" style:font-size-asian="14pt" style:font-size-complex="14pt"/>
    </style:style>
    <style:style style:name="P3" style:family="paragraph" style:parent-style-name="Standard">
      <style:paragraph-properties style:line-height-at-least="0.494cm"/>
      <style:text-properties fo:color="#000000" style:font-name="Times" fo:font-size="14pt" fo:letter-spacing="normal" style:font-size-asian="14pt" style:font-size-complex="14pt"/>
    </style:style>
    <style:style style:name="P4" style:family="paragraph" style:parent-style-name="Standard" style:list-style-name="L1">
      <style:paragraph-properties style:line-height-at-least="0.494cm"/>
      <style:text-properties fo:color="#000000" style:font-name="Times" fo:font-size="14pt" fo:letter-spacing="normal" style:font-size-asian="14pt" style:font-size-complex="14pt"/>
    </style:style>
    <style:style style:name="P5" style:family="paragraph" style:parent-style-name="Standard">
      <style:paragraph-properties style:line-height-at-least="0.564cm"/>
      <style:text-properties fo:color="#000000" style:font-name="Times" fo:font-size="14pt" fo:letter-spacing="normal" style:font-size-asian="14pt" style:font-size-complex="14pt"/>
    </style:style>
    <style:style style:name="P6" style:family="paragraph" style:parent-style-name="Standard">
      <style:paragraph-properties style:line-height-at-least="0.529cm"/>
      <style:text-properties fo:color="#000000" style:font-name="Times" fo:font-size="14pt" fo:letter-spacing="normal" style:font-size-asian="14pt" style:font-size-complex="14pt"/>
    </style:style>
    <style:style style:name="P7" style:family="paragraph" style:parent-style-name="Standard">
      <style:paragraph-properties style:line-height-at-least="0.564cm"/>
      <style:text-properties fo:color="#000000" style:font-name="Times" fo:font-size="14pt" style:font-size-asian="14pt" style:font-size-complex="14pt"/>
    </style:style>
    <style:style style:name="P8" style:family="paragraph" style:parent-style-name="Standard" style:list-style-name="L1">
      <style:paragraph-properties fo:margin-left="1.27cm" fo:margin-right="0cm" style:line-height-at-least="0.494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Times" fo:font-size="14pt" fo:font-weight="bold" style:font-size-asian="14pt" style:font-size-complex="14pt"/>
    </style:style>
    <style:style style:name="T1" style:family="text">
      <style:text-properties fo:letter-spacing="normal"/>
    </style:style>
    <style:style style:name="T2" style:family="text">
      <style:text-properties fo:letter-spacing="normal" fo:font-weight="bold"/>
    </style:style>
    <text:list-style style:name="L1">
      <text:list-level-style-bullet text:level="1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DOVAN ANDREA - </text:p>
      <text:p text:style-name="P1">LORENZO SCAGNOLARI - </text:p>
      <text:p text:style-name="P1">LORENZO LUCCA</text:p>
      <text:p text:style-name="P3">Sistemi e linguaggi di programmazione per l' audio e le applicazioni musicali I</text:p>
      <text:p text:style-name="P3"/>
      <text:p text:style-name="P3"/>
      <text:p text:style-name="P1">Carlotta zordan e Alessandro Passarini</text:p>
      <text:p text:style-name="P5">Sistemi e linguaggi di programmazione per l'audio e le applicazioni musicali II (30 ore)</text:p>
      <text:p text:style-name="P5">Sistemi tecnologie applicazioni e linguaggi di programmazione per la multimedialità I (15 ore)</text:p>
      <text:p text:style-name="P5"/>
      <text:list xml:id="list446290070" text:style-name="L1">
        <text:list-item>
          <text:p text:style-name="P8">Marco Trabucco</text:p>
        </text:list-item>
        <text:list-item>
          <text:p text:style-name="P4">Sistemi, tecnologie, applicazioni e linguaggi di programmazione per la multimedialità</text:p>
        </text:list-item>
      </text:list>
      <text:p text:style-name="P5"/>
      <text:p text:style-name="P5"/>
      <text:p text:style-name="P2">Stefano giuntoli</text:p>
      <text:p text:style-name="P3">Sistemi, tecnologie, applicazioni e linguaggi di programmazione per la multimedialità</text:p>
      <text:p text:style-name="P3"/>
      <text:p text:style-name="P3"/>
      <text:p text:style-name="P1">Marco Melis</text:p>
      <text:p text:style-name="P6">Sistemi tecnologie applicazioni e linguaggi di programmazione per la multimedialità I (15h)</text:p>
      <text:p text:style-name="P3">Sistemi tecnologie applicazioni e linguaggi di programmazione per la multimedialità II (15h)</text:p>
      <text:p text:style-name="P3">Sistemi e linguaggi di programmazione per l'audio e le applicazioni musicali III (30h)</text:p>
      <text:p text:style-name="P3"/>
      <text:p text:style-name="P3"/>
      <text:p text:style-name="P1">Sistemi e linguaggi di programmazione per l' audio e le applicazioni musicali I</text:p>
      <text:p text:style-name="P2">Sistemi e linguaggi di programmazione per l'audio e le applicazioni musicali II (30 ore)</text:p>
      <text:p text:style-name="P1">Sistemi e linguaggi di programmazione per l'audio e le applicazioni musicali III (30h)</text:p>
      <text:p text:style-name="P2">Sistemi tecnologie applicazioni e linguaggi di programmazione per la <text:soft-page-break/>multimedialità I (15 ore)</text:p>
      <text:p text:style-name="P2"/>
      <text:p text:style-name="P2"/>
      <text:p text:style-name="P2"/>
      <text:p text:style-name="P2">46 ore:</text:p>
      <text:p text:style-name="P2"/>
      <text:p text:style-name="P7"><text:span text:style-name="T2">16 ore (a settembre): </text:span><text:span text:style-name="T1">Sistemi e linguaggi di programmazione per l'audio e le applicazioni musicali II (biennio)</text:span></text:p>
      <text:p text:style-name="P5"/>
      <text:p text:style-name="P7"><text:span text:style-name="T1">A 15 ore (a giugno): </text:span><text:span text:style-name="T2">Sistemi tecnologie applicazioni e linguaggi di programmazione per la multimedialità I</text:span></text:p>
      <text:p text:style-name="P2"/>
      <text:p text:style-name="P2">B 15 ore (a settembre): Sistemi tecnologie applicazioni e linguaggi di programmazione per la multimedialità II</text:p>
      <text:p text:style-name="P2"/>
      <text:p text:style-name="P1">A 30 ore: Sistemi e linguaggi di programmazione per l' audio e le applicazioni musicali I (30 ore)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date>2021-06-22T23:24:16.219789087</dc:date>
    <meta:editing-duration>PT53S</meta:editing-duration>
    <meta:editing-cycles>1</meta:editing-cycles>
    <meta:document-statistic meta:table-count="0" meta:image-count="0" meta:object-count="0" meta:page-count="2" meta:paragraph-count="24" meta:word-count="240" meta:character-count="1611" meta:non-whitespace-character-count="1395"/>
  </office:meta>
</office:document-meta>
</file>